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FLOPs</text:p>
          </table:table-cell>
          <table:table-cell office:value-type="string" calcext:value-type="string">
            <text:p>IOPs</text:p>
          </table:table-cell>
          <table:table-cell/>
          <table:table-cell office:value-type="string" calcext:value-type="string">
            <text:p>Memory Bandwidth</text:p>
          </table:table-cell>
          <table:table-cell office:value-type="string" calcext:value-type="string">
            <text:p>KB/sec</text:p>
          </table:table-cell>
          <table:table-cell/>
        </table:table-row>
        <table:table-row table:style-name="ro1">
          <table:table-cell/>
          <table:table-cell table:number-columns-repeated="2" office:value-type="float" office:value="411522633.744856" calcext:value-type="float">
            <text:p>411522633.7448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7.15655" calcext:value-type="float">
            <text:p>327.15655</text:p>
          </table:table-cell>
          <table:table-cell/>
        </table:table-row>
        <table:table-row table:style-name="ro1">
          <table:table-cell/>
          <table:table-cell office:value-type="float" office:value="381679389.312977" calcext:value-type="float">
            <text:p>381679389.312977</text:p>
          </table:table-cell>
          <table:table-cell office:value-type="float" office:value="386100386.100386" calcext:value-type="float">
            <text:p>386100386.1003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0.547945" calcext:value-type="float">
            <text:p>280.547945</text:p>
          </table:table-cell>
          <table:table-cell/>
        </table:table-row>
        <table:table-row table:style-name="ro1">
          <table:table-cell/>
          <table:table-cell office:value-type="float" office:value="421940928.270042" calcext:value-type="float">
            <text:p>421940928.270042</text:p>
          </table:table-cell>
          <table:table-cell office:value-type="float" office:value="425531914.893617" calcext:value-type="float">
            <text:p>425531914.8936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6.756757" calcext:value-type="float">
            <text:p>276.756757</text:p>
          </table:table-cell>
          <table:table-cell/>
        </table:table-row>
        <table:table-row table:style-name="ro1">
          <table:table-cell/>
          <table:table-cell table:number-columns-repeated="2" office:value-type="float" office:value="342465753.424658" calcext:value-type="float">
            <text:p>342465753.4246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3.796791" calcext:value-type="float">
            <text:p>273.796791</text:p>
          </table:table-cell>
          <table:table-cell/>
        </table:table-row>
        <table:table-row table:style-name="ro1">
          <table:table-cell/>
          <table:table-cell table:number-columns-repeated="2" office:value-type="float" office:value="343642611.683849" calcext:value-type="float">
            <text:p>343642611.6838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5.12605" calcext:value-type="float">
            <text:p>215.12605</text:p>
          </table:table-cell>
          <table:table-cell/>
        </table:table-row>
        <table:table-row table:style-name="ro1">
          <table:table-cell/>
          <table:table-cell office:value-type="float" office:value="342465753.424658" calcext:value-type="float">
            <text:p>342465753.424658</text:p>
          </table:table-cell>
          <table:table-cell office:value-type="float" office:value="340136054.421769" calcext:value-type="float">
            <text:p>340136054.4217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.199336" calcext:value-type="float">
            <text:p>340.199336</text:p>
          </table:table-cell>
          <table:table-cell/>
        </table:table-row>
        <table:table-row table:style-name="ro1">
          <table:table-cell/>
          <table:table-cell office:value-type="float" office:value="344827586.206897" calcext:value-type="float">
            <text:p>344827586.206897</text:p>
          </table:table-cell>
          <table:table-cell office:value-type="float" office:value="346020761.245675" calcext:value-type="float">
            <text:p>346020761.2456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1.333333" calcext:value-type="float">
            <text:p>341.333333</text:p>
          </table:table-cell>
          <table:table-cell/>
        </table:table-row>
        <table:table-row table:style-name="ro1">
          <table:table-cell/>
          <table:table-cell office:value-type="float" office:value="408163265.306122" calcext:value-type="float">
            <text:p>408163265.306122</text:p>
          </table:table-cell>
          <table:table-cell office:value-type="float" office:value="403225806.451613" calcext:value-type="float">
            <text:p>403225806.4516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2.95858" calcext:value-type="float">
            <text:p>302.95858</text:p>
          </table:table-cell>
          <table:table-cell/>
        </table:table-row>
        <table:table-row table:style-name="ro1">
          <table:table-cell/>
          <table:table-cell office:value-type="float" office:value="233100233.100233" calcext:value-type="float">
            <text:p>233100233.100233</text:p>
          </table:table-cell>
          <table:table-cell office:value-type="float" office:value="217864923.747277" calcext:value-type="float">
            <text:p>217864923.7472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8.336887" calcext:value-type="float">
            <text:p>218.336887</text:p>
          </table:table-cell>
          <table:table-cell/>
        </table:table-row>
        <table:table-row table:style-name="ro1">
          <table:table-cell/>
          <table:table-cell office:value-type="float" office:value="234192037.470726" calcext:value-type="float">
            <text:p>234192037.470726</text:p>
          </table:table-cell>
          <table:table-cell office:value-type="float" office:value="234741784.037559" calcext:value-type="float">
            <text:p>234741784.0375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2.448133" calcext:value-type="float">
            <text:p>212.448133</text:p>
          </table:table-cell>
          <table:table-cell table:formula="of:=AVERAGE([.F2:.F11])" office:value-type="float" office:value="278.8660362" calcext:value-type="float">
            <text:p>278.8660362</text:p>
          </table:table-cell>
        </table:table-row>
        <table:table-row table:style-name="ro1">
          <table:table-cell office:value-type="string" calcext:value-type="string">
            <text:p>Average flops</text:p>
          </table:table-cell>
          <table:table-cell table:formula="of:=AVERAGE([.B2:.B11])" office:value-type="float" office:value="346400019.194502" calcext:value-type="float">
            <text:p>346400019.194502</text:p>
          </table:table-cell>
          <table:table-cell table:formula="of:=AVERAGE([.C2:.C11])" office:value-type="float" office:value="345125262.975126" calcext:value-type="float">
            <text:p>345125262.97512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38250.322581" calcext:value-type="float">
            <text:p>338250.3225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286496.174863" calcext:value-type="float">
            <text:p>286496.1748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285715.531335" calcext:value-type="float">
            <text:p>285715.5313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281875.268817" calcext:value-type="float">
            <text:p>281875.2688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228447.930283" calcext:value-type="float">
            <text:p>228447.9302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351871.14094" calcext:value-type="float">
            <text:p>351871.140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348364.119601" calcext:value-type="float">
            <text:p>348364.1196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324636.532508" calcext:value-type="float">
            <text:p>324636.5325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228946.724891" calcext:value-type="float">
            <text:p>228946.7248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228946.724891" calcext:value-type="float">
            <text:p>228946.724891</text:p>
          </table:table-cell>
          <table:table-cell table:formula="of:=AVERAGE([.F12:.F21])" office:value-type="float" office:value="290355.047071" calcext:value-type="float">
            <text:p>290355.047071</text:p>
          </table:table-cell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 table:formula="of:=AVERAGE([.F22:.F31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E2:Sheet1.F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00:38:15.950378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11:32:53.902858265</meta:creation-date>
    <dc:date>2014-09-23T00:40:37.017716350</dc:date>
    <meta:editing-duration>P0D</meta:editing-duration>
    <meta:editing-cycles>2</meta:editing-cycles>
    <meta:generator>LibreOffice/4.2.6.3$Linux_X86_64 LibreOffice_project/420m0$Build-3</meta:generator>
    <meta:document-statistic meta:table-count="1" meta:cell-count="90" meta:object-count="0"/>
  </office:meta>
</office:document-meta>
</file>